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 my bes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2pt" style:language-asian="zh" style:country-asian="CN" style:font-name-complex="Lucida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Xin Wang</meta:initial-creator>
    <meta:creation-date>2012-08-31T13:35:51</meta:creation-date>
    <dc:date>2012-08-31T13:36:59</dc:date>
    <dc:creator>Xin Wang</dc:creator>
    <meta:editing-duration>PT00H01M09S</meta:editing-duration>
    <meta:editing-cycles>2</meta:editing-cycles>
    <meta:generator>OpenOffice.org/3.2$Solaris_x86 OpenOffice.org_project/320m18$Build-9502</meta:generator>
    <meta:document-statistic meta:table-count="0" meta:image-count="0" meta:object-count="0" meta:page-count="1" meta:paragraph-count="1" meta:word-count="3" meta:character-count="11"/>
  </office:meta>
</office:document-meta>
</file>